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9"/>
    <style:style style:name="ce2" style:family="table-cell" style:parent-style-name="Default" style:data-style-name="N63"/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VALUE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grediente</text:p>
          </table:table-cell>
          <table:table-cell table:number-columns-repeated="8"/>
          <table:table-cell table:style-name="ce3" office:value-type="string" calcext:value-type="string">
            <text:p>INSERT INTO ingrediente (id,categoria,tip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ategoria </text:p>
          </table:table-cell>
          <table:table-cell office:value-type="string" calcext:value-type="string">
            <text:p>tipo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ita</text:p>
          </table:table-cell>
          <table:table-cell table:number-columns-repeated="2"/>
          <table:table-cell table:formula="of:=[.$F$3]&amp;[.$I$3]&amp;[.A6]&amp;[.$G$3]&amp;[.$H$3]&amp;[.B6]&amp;[.$H$3]&amp;[.$G$3]&amp;[.$H$3]&amp;[.C6]&amp;[.$H$3]&amp;[.$J$3]" office:value-type="string" office:string-value="VALUES(1,'carne','alita')" calcext:value-type="string">
            <text:p>VALUES(1,'carne','alita')</text:p>
          </table:table-cell>
          <table:table-cell table:number-columns-repeated="3"/>
          <table:table-cell office:value-type="string" calcext:value-type="string">
            <text:p>VALUES(1,'carne','alita')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bbq</text:p>
          </table:table-cell>
          <table:table-cell table:number-columns-repeated="2"/>
          <table:table-cell table:formula="of:=[.$F$3]&amp;[.$I$3]&amp;[.A7]&amp;[.$G$3]&amp;[.$H$3]&amp;[.B7]&amp;[.$H$3]&amp;[.$G$3]&amp;[.$H$3]&amp;[.C7]&amp;[.$H$3]&amp;[.$J$3]" office:value-type="string" office:string-value="VALUES(2,'salsa','bbq')" calcext:value-type="string">
            <text:p>VALUES(2,'salsa','bbq')</text:p>
          </table:table-cell>
          <table:table-cell table:number-columns-repeated="3"/>
          <table:table-cell office:value-type="string" calcext:value-type="string">
            <text:p>VALUES(2,'salsa','bbq')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ranch</text:p>
          </table:table-cell>
          <table:table-cell table:number-columns-repeated="2"/>
          <table:table-cell table:formula="of:=[.$F$3]&amp;[.$I$3]&amp;[.A8]&amp;[.$G$3]&amp;[.$H$3]&amp;[.B8]&amp;[.$H$3]&amp;[.$G$3]&amp;[.$H$3]&amp;[.C8]&amp;[.$H$3]&amp;[.$J$3]" office:value-type="string" office:string-value="VALUES(3,'salsa','ranch')" calcext:value-type="string">
            <text:p>VALUES(3,'salsa','ranch')</text:p>
          </table:table-cell>
          <table:table-cell table:number-columns-repeated="3"/>
          <table:table-cell office:value-type="string" calcext:value-type="string">
            <text:p>VALUES(3,'salsa','ranch')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habanero</text:p>
          </table:table-cell>
          <table:table-cell table:number-columns-repeated="2"/>
          <table:table-cell table:formula="of:=[.$F$3]&amp;[.$I$3]&amp;[.A9]&amp;[.$G$3]&amp;[.$H$3]&amp;[.B9]&amp;[.$H$3]&amp;[.$G$3]&amp;[.$H$3]&amp;[.C9]&amp;[.$H$3]&amp;[.$J$3]" office:value-type="string" office:string-value="VALUES(4,'salsa','habanero')" calcext:value-type="string">
            <text:p>VALUES(4,'salsa','habanero')</text:p>
          </table:table-cell>
          <table:table-cell table:number-columns-repeated="3"/>
          <table:table-cell office:value-type="string" calcext:value-type="string">
            <text:p>VALUES(4,'salsa','habanero')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queso</text:p>
          </table:table-cell>
          <table:table-cell table:number-columns-repeated="2"/>
          <table:table-cell table:formula="of:=[.$F$3]&amp;[.$I$3]&amp;[.A10]&amp;[.$G$3]&amp;[.$H$3]&amp;[.B10]&amp;[.$H$3]&amp;[.$G$3]&amp;[.$H$3]&amp;[.C10]&amp;[.$H$3]&amp;[.$J$3]" office:value-type="string" office:string-value="VALUES(5,'salsa','queso')" calcext:value-type="string">
            <text:p>VALUES(5,'salsa','queso')</text:p>
          </table:table-cell>
          <table:table-cell table:number-columns-repeated="3"/>
          <table:table-cell office:value-type="string" calcext:value-type="string">
            <text:p>VALUES(5,'salsa','queso')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valentina</text:p>
          </table:table-cell>
          <table:table-cell table:number-columns-repeated="2"/>
          <table:table-cell table:formula="of:=[.$F$3]&amp;[.$I$3]&amp;[.A11]&amp;[.$G$3]&amp;[.$H$3]&amp;[.B11]&amp;[.$H$3]&amp;[.$G$3]&amp;[.$H$3]&amp;[.C11]&amp;[.$H$3]&amp;[.$J$3]" office:value-type="string" office:string-value="VALUES(6,'salsa','valentina')" calcext:value-type="string">
            <text:p>VALUES(6,'salsa','valentina')</text:p>
          </table:table-cell>
          <table:table-cell table:number-columns-repeated="3"/>
          <table:table-cell office:value-type="string" calcext:value-type="string">
            <text:p>VALUES(6,'salsa','valentina')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catsup</text:p>
          </table:table-cell>
          <table:table-cell table:number-columns-repeated="2"/>
          <table:table-cell table:formula="of:=[.$F$3]&amp;[.$I$3]&amp;[.A12]&amp;[.$G$3]&amp;[.$H$3]&amp;[.B12]&amp;[.$H$3]&amp;[.$G$3]&amp;[.$H$3]&amp;[.C12]&amp;[.$H$3]&amp;[.$J$3]" office:value-type="string" office:string-value="VALUES(7,'salsa','catsup')" calcext:value-type="string">
            <text:p>VALUES(7,'salsa','catsup')</text:p>
          </table:table-cell>
          <table:table-cell table:number-columns-repeated="3"/>
          <table:table-cell office:value-type="string" calcext:value-type="string">
            <text:p>VALUES(7,'salsa','catsup')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papa</text:p>
          </table:table-cell>
          <table:table-cell table:number-columns-repeated="2"/>
          <table:table-cell table:formula="of:=[.$F$3]&amp;[.$I$3]&amp;[.A13]&amp;[.$G$3]&amp;[.$H$3]&amp;[.B13]&amp;[.$H$3]&amp;[.$G$3]&amp;[.$H$3]&amp;[.C13]&amp;[.$H$3]&amp;[.$J$3]" office:value-type="string" office:string-value="VALUES(8,'verdura','papa')" calcext:value-type="string">
            <text:p>VALUES(8,'verdura','papa')</text:p>
          </table:table-cell>
          <table:table-cell table:number-columns-repeated="3"/>
          <table:table-cell office:value-type="string" calcext:value-type="string">
            <text:p>VALUES(8,'verdura','papa')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enu</text:p>
          </table:table-cell>
          <table:table-cell table:number-columns-repeated="11"/>
          <table:table-cell office:value-type="float" office:value="2100" calcext:value-type="float">
            <text:p>2100</text:p>
          </table:table-cell>
          <table:table-cell table:number-columns-repeated="4"/>
          <table:table-cell office:value-type="float" office:value="5560000643" calcext:value-type="float">
            <text:p>5560000643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precio</text:p>
          </table:table-cell>
          <table:table-cell table:number-columns-repeated="5"/>
          <table:table-cell table:style-name="ce3" office:value-type="string" calcext:value-type="string">
            <text:p>INSERT INTO menu (id,nombre,tipo,precio)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itas</text:p>
          </table:table-cell>
          <table:table-cell office:value-type="string" calcext:value-type="string">
            <text:p>bbq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$F$3]&amp;[.$I$3]&amp;[.A17]&amp;[.$G$3]&amp;[.$H$3]&amp;[.B17]&amp;[.$H$3]&amp;[.$G$3]&amp;[.$H$3]&amp;[.C17]&amp;[.$H$3]&amp;[.D17]&amp;[.$J$3]" office:value-type="string" office:string-value="VALUES(1,'alitas','bbq'80)" calcext:value-type="string">
            <text:p>VALUES(1,'alitas','bbq'80)</text:p>
          </table:table-cell>
          <table:table-cell table:number-columns-repeated="3"/>
          <table:table-cell office:value-type="string" calcext:value-type="string">
            <text:p>VALUES(1,'alitas','bbq'80)</text:p>
          </table:table-cell>
          <table:table-cell table:number-columns-repeated="2"/>
          <table:table-cell table:formula="of:=[.M16]/[.M15]" office:value-type="float" office:value="4.76190476190476" calcext:value-type="float">
            <text:p>4.7619047619047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itas</text:p>
          </table:table-cell>
          <table:table-cell office:value-type="string" calcext:value-type="string">
            <text:p>ranch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$F$3]&amp;[.$I$3]&amp;[.A18]&amp;[.$G$3]&amp;[.$H$3]&amp;[.B18]&amp;[.$H$3]&amp;[.$G$3]&amp;[.$H$3]&amp;[.C18]&amp;[.$H$3]&amp;[.D18]&amp;[.$J$3]" office:value-type="string" office:string-value="VALUES(2,'alitas','ranch'90)" calcext:value-type="string">
            <text:p>VALUES(2,'alitas','ranch'90)</text:p>
          </table:table-cell>
          <table:table-cell table:number-columns-repeated="3"/>
          <table:table-cell office:value-type="string" calcext:value-type="string">
            <text:p>VALUES(2,'alitas','ranch'90)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itas</text:p>
          </table:table-cell>
          <table:table-cell office:value-type="string" calcext:value-type="string">
            <text:p>habanero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F$3]&amp;[.$I$3]&amp;[.A19]&amp;[.$G$3]&amp;[.$H$3]&amp;[.B19]&amp;[.$H$3]&amp;[.$G$3]&amp;[.$H$3]&amp;[.C19]&amp;[.$H$3]&amp;[.D19]&amp;[.$J$3]" office:value-type="string" office:string-value="VALUES(3,'alitas','habanero'85)" calcext:value-type="string">
            <text:p>VALUES(3,'alitas','habanero'85)</text:p>
          </table:table-cell>
          <table:table-cell table:number-columns-repeated="3"/>
          <table:table-cell office:value-type="string" calcext:value-type="string">
            <text:p>VALUES(3,'alitas','habanero'85)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pas </text:p>
          </table:table-cell>
          <table:table-cell office:value-type="string" calcext:value-type="string">
            <text:p>queso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$F$3]&amp;[.$I$3]&amp;[.A20]&amp;[.$G$3]&amp;[.$H$3]&amp;[.B20]&amp;[.$H$3]&amp;[.$G$3]&amp;[.$H$3]&amp;[.C20]&amp;[.$H$3]&amp;[.D20]&amp;[.$J$3]" office:value-type="string" office:string-value="VALUES(4,'papas ','queso'60)" calcext:value-type="string">
            <text:p>VALUES(4,'papas ','queso'60)</text:p>
          </table:table-cell>
          <table:table-cell table:number-columns-repeated="3"/>
          <table:table-cell office:value-type="string" calcext:value-type="string">
            <text:p>VALUES(4,'papas ','queso'60)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pas </text:p>
          </table:table-cell>
          <table:table-cell office:value-type="string" calcext:value-type="string">
            <text:p>sencillas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$F$3]&amp;[.$I$3]&amp;[.A21]&amp;[.$G$3]&amp;[.$H$3]&amp;[.B21]&amp;[.$H$3]&amp;[.$G$3]&amp;[.$H$3]&amp;[.C21]&amp;[.$H$3]&amp;[.D21]&amp;[.$J$3]" office:value-type="string" office:string-value="VALUES(5,'papas ','sencillas'45)" calcext:value-type="string">
            <text:p>VALUES(5,'papas ','sencillas'45)</text:p>
          </table:table-cell>
          <table:table-cell table:number-columns-repeated="3"/>
          <table:table-cell office:value-type="string" calcext:value-type="string">
            <text:p>VALUES(5,'papas ','sencillas'45)</text:p>
          </table:table-cell>
          <table:table-cell table:number-columns-repeated="8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pedid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idMenu</text:p>
          </table:table-cell>
          <table:table-cell table:number-columns-repeated="5"/>
          <table:table-cell table:style-name="ce3" office:value-type="string" calcext:value-type="string">
            <text:p>INSERT INTO pedido (id,fecha,hora,idMenu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20230812’</text:p>
          </table:table-cell>
          <table:table-cell table:style-name="ce2" office:value-type="string" calcext:value-type="string">
            <text:p>'19:00’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F$3]&amp;[.$I$3]&amp;[.A27]&amp;[.$G$3]&amp;[.B27]&amp;[.$G$3]&amp;[.C27]&amp;[.D27]&amp;[.$J$3]" office:value-type="string" office:string-value="VALUES(1,'20230812’,'19:00’5)" calcext:value-type="string">
            <text:p>VALUES(1,'20230812’,'19:00’5)</text:p>
          </table:table-cell>
          <table:table-cell table:number-columns-repeated="3"/>
          <table:table-cell office:value-type="string" calcext:value-type="string">
            <text:p>VALUES(1,'20230812’,'19:00’5)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20230818’</text:p>
          </table:table-cell>
          <table:table-cell table:style-name="ce2" office:value-type="string" calcext:value-type="string">
            <text:p>'19:30’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F$3]&amp;[.$I$3]&amp;[.A28]&amp;[.$G$3]&amp;[.B28]&amp;[.$G$3]&amp;[.C28]&amp;[.D28]&amp;[.$J$3]" office:value-type="string" office:string-value="VALUES(2,'20230818’,'19:30’4)" calcext:value-type="string">
            <text:p>VALUES(2,'20230818’,'19:30’4)</text:p>
          </table:table-cell>
          <table:table-cell table:number-columns-repeated="3"/>
          <table:table-cell office:value-type="string" calcext:value-type="string">
            <text:p>VALUES(2,'20230818’,'19:30’4)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20230823’</text:p>
          </table:table-cell>
          <table:table-cell table:style-name="ce2" office:value-type="string" calcext:value-type="string">
            <text:p>'20:00’</text:p>
          </table:table-cell>
          <table:table-cell office:value-type="float" office:value="3" calcext:value-type="float">
            <text:p>3</text:p>
          </table:table-cell>
          <table:table-cell/>
          <table:table-cell table:formula="of:=[.$F$3]&amp;[.$I$3]&amp;[.A29]&amp;[.$G$3]&amp;[.B29]&amp;[.$G$3]&amp;[.C29]&amp;[.D29]&amp;[.$J$3]" office:value-type="string" office:string-value="VALUES(3,'20230823’,'20:00’3)" calcext:value-type="string">
            <text:p>VALUES(3,'20230823’,'20:00’3)</text:p>
          </table:table-cell>
          <table:table-cell table:number-columns-repeated="3"/>
          <table:table-cell office:value-type="string" calcext:value-type="string">
            <text:p>VALUES(3,'20230823’,'20:00’3)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20230825’</text:p>
          </table:table-cell>
          <table:table-cell table:style-name="ce2" office:value-type="string" calcext:value-type="string">
            <text:p>'20:30’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F$3]&amp;[.$I$3]&amp;[.A30]&amp;[.$G$3]&amp;[.B30]&amp;[.$G$3]&amp;[.C30]&amp;[.D30]&amp;[.$J$3]" office:value-type="string" office:string-value="VALUES(4,'20230825’,'20:30’2)" calcext:value-type="string">
            <text:p>VALUES(4,'20230825’,'20:30’2)</text:p>
          </table:table-cell>
          <table:table-cell table:number-columns-repeated="3"/>
          <table:table-cell office:value-type="string" calcext:value-type="string">
            <text:p>VALUES(4,'20230825’,'20:30’2)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20230828’</text:p>
          </table:table-cell>
          <table:table-cell table:style-name="ce2" office:value-type="string" calcext:value-type="string">
            <text:p>'21:00’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F$3]&amp;[.$I$3]&amp;[.A31]&amp;[.$G$3]&amp;[.B31]&amp;[.$G$3]&amp;[.C31]&amp;[.D31]&amp;[.$J$3]" office:value-type="string" office:string-value="VALUES(5,'20230828’,'21:00’1)" calcext:value-type="string">
            <text:p>VALUES(5,'20230828’,'21:00’1)</text:p>
          </table:table-cell>
          <table:table-cell table:number-columns-repeated="3"/>
          <table:table-cell office:value-type="string" calcext:value-type="string">
            <text:p>VALUES(5,'20230828’,'21:00’1)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latill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Menu</text:p>
          </table:table-cell>
          <table:table-cell office:value-type="string" calcext:value-type="string">
            <text:p>idIngrediente</text:p>
          </table:table-cell>
          <table:table-cell table:number-columns-repeated="6"/>
          <table:table-cell table:style-name="ce3" office:value-type="string" calcext:value-type="string">
            <text:p>INSERT INTO platillo (id,idMenu,idIngrediente)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[.$F$3]&amp;[.$I$3]&amp;[.A35]&amp;[.$G$3]&amp;[.B35]&amp;[.$G$3]&amp;[.C35]&amp;[.D35]&amp;[.$J$3]" office:value-type="string" office:string-value="VALUES(1,1,1)" calcext:value-type="string">
            <text:p>VALUES(1,1,1)</text:p>
          </table:table-cell>
          <table:table-cell table:number-columns-repeated="3"/>
          <table:table-cell office:value-type="string" calcext:value-type="string">
            <text:p>VALUES(1,1,1)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F$3]&amp;[.$I$3]&amp;[.A36]&amp;[.$G$3]&amp;[.B36]&amp;[.$G$3]&amp;[.C36]&amp;[.D36]&amp;[.$J$3]" office:value-type="string" office:string-value="VALUES(2,1,2)" calcext:value-type="string">
            <text:p>VALUES(2,1,2)</text:p>
          </table:table-cell>
          <table:table-cell table:number-columns-repeated="3"/>
          <table:table-cell office:value-type="string" calcext:value-type="string">
            <text:p>VALUES(2,1,2)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F$3]&amp;[.$I$3]&amp;[.A37]&amp;[.$G$3]&amp;[.B37]&amp;[.$G$3]&amp;[.C37]&amp;[.D37]&amp;[.$J$3]" office:value-type="string" office:string-value="VALUES(3,2,1)" calcext:value-type="string">
            <text:p>VALUES(3,2,1)</text:p>
          </table:table-cell>
          <table:table-cell table:number-columns-repeated="3"/>
          <table:table-cell office:value-type="string" calcext:value-type="string">
            <text:p>VALUES(3,2,1)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F$3]&amp;[.$I$3]&amp;[.A38]&amp;[.$G$3]&amp;[.B38]&amp;[.$G$3]&amp;[.C38]&amp;[.D38]&amp;[.$J$3]" office:value-type="string" office:string-value="VALUES(4,2,3)" calcext:value-type="string">
            <text:p>VALUES(4,2,3)</text:p>
          </table:table-cell>
          <table:table-cell table:number-columns-repeated="3"/>
          <table:table-cell office:value-type="string" calcext:value-type="string">
            <text:p>VALUES(4,2,3)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F$3]&amp;[.$I$3]&amp;[.A39]&amp;[.$G$3]&amp;[.B39]&amp;[.$G$3]&amp;[.C39]&amp;[.D39]&amp;[.$J$3]" office:value-type="string" office:string-value="VALUES(5,3,1)" calcext:value-type="string">
            <text:p>VALUES(5,3,1)</text:p>
          </table:table-cell>
          <table:table-cell table:number-columns-repeated="3"/>
          <table:table-cell office:value-type="string" calcext:value-type="string">
            <text:p>VALUES(5,3,1)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F$3]&amp;[.$I$3]&amp;[.A40]&amp;[.$G$3]&amp;[.B40]&amp;[.$G$3]&amp;[.C40]&amp;[.D40]&amp;[.$J$3]" office:value-type="string" office:string-value="VALUES(6,3,4)" calcext:value-type="string">
            <text:p>VALUES(6,3,4)</text:p>
          </table:table-cell>
          <table:table-cell table:number-columns-repeated="3"/>
          <table:table-cell office:value-type="string" calcext:value-type="string">
            <text:p>VALUES(6,3,4)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F$3]&amp;[.$I$3]&amp;[.A41]&amp;[.$G$3]&amp;[.B41]&amp;[.$G$3]&amp;[.C41]&amp;[.D41]&amp;[.$J$3]" office:value-type="string" office:string-value="VALUES(7,4,8)" calcext:value-type="string">
            <text:p>VALUES(7,4,8)</text:p>
          </table:table-cell>
          <table:table-cell table:number-columns-repeated="3"/>
          <table:table-cell office:value-type="string" calcext:value-type="string">
            <text:p>VALUES(7,4,8)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F$3]&amp;[.$I$3]&amp;[.A42]&amp;[.$G$3]&amp;[.B42]&amp;[.$G$3]&amp;[.C42]&amp;[.D42]&amp;[.$J$3]" office:value-type="string" office:string-value="VALUES(8,4,5)" calcext:value-type="string">
            <text:p>VALUES(8,4,5)</text:p>
          </table:table-cell>
          <table:table-cell table:number-columns-repeated="3"/>
          <table:table-cell office:value-type="string" calcext:value-type="string">
            <text:p>VALUES(8,4,5)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F$3]&amp;[.$I$3]&amp;[.A43]&amp;[.$G$3]&amp;[.B43]&amp;[.$G$3]&amp;[.C43]&amp;[.D43]&amp;[.$J$3]" office:value-type="string" office:string-value="VALUES(9,4,6)" calcext:value-type="string">
            <text:p>VALUES(9,4,6)</text:p>
          </table:table-cell>
          <table:table-cell table:number-columns-repeated="3"/>
          <table:table-cell office:value-type="string" calcext:value-type="string">
            <text:p>VALUES(9,4,6)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$F$3]&amp;[.$I$3]&amp;[.A44]&amp;[.$G$3]&amp;[.B44]&amp;[.$G$3]&amp;[.C44]&amp;[.D44]&amp;[.$J$3]" office:value-type="string" office:string-value="VALUES(10,4,7)" calcext:value-type="string">
            <text:p>VALUES(10,4,7)</text:p>
          </table:table-cell>
          <table:table-cell table:number-columns-repeated="3"/>
          <table:table-cell office:value-type="string" calcext:value-type="string">
            <text:p>VALUES(10,4,7)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F$3]&amp;[.$I$3]&amp;[.A45]&amp;[.$G$3]&amp;[.B45]&amp;[.$G$3]&amp;[.C45]&amp;[.D45]&amp;[.$J$3]" office:value-type="string" office:string-value="VALUES(11,5,8)" calcext:value-type="string">
            <text:p>VALUES(11,5,8)</text:p>
          </table:table-cell>
          <table:table-cell table:number-columns-repeated="3"/>
          <table:table-cell office:value-type="string" calcext:value-type="string">
            <text:p>VALUES(11,5,8)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$F$3]&amp;[.$I$3]&amp;[.A46]&amp;[.$G$3]&amp;[.B46]&amp;[.$G$3]&amp;[.C46]&amp;[.D46]&amp;[.$J$3]" office:value-type="string" office:string-value="VALUES(12,5,7)" calcext:value-type="string">
            <text:p>VALUES(12,5,7)</text:p>
          </table:table-cell>
          <table:table-cell table:number-columns-repeated="3"/>
          <table:table-cell office:value-type="string" calcext:value-type="string">
            <text:p>VALUES(12,5,7)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F$3]&amp;[.$I$3]&amp;[.A47]&amp;[.$G$3]&amp;[.B47]&amp;[.$G$3]&amp;[.C47]&amp;[.D47]&amp;[.$J$3]" office:value-type="string" office:string-value="VALUES(13,5,6)" calcext:value-type="string">
            <text:p>VALUES(13,5,6)</text:p>
          </table:table-cell>
          <table:table-cell table:number-columns-repeated="3"/>
          <table:table-cell office:value-type="string" calcext:value-type="string">
            <text:p>VALUES(13,5,6)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3:13:07.566554885</meta:creation-date>
    <dc:date>2023-09-11T16:05:30.433973519</dc:date>
    <meta:editing-duration>PT1H20M1S</meta:editing-duration>
    <meta:editing-cycles>1</meta:editing-cycles>
    <meta:document-statistic meta:table-count="1" meta:cell-count="196" meta:object-count="0"/>
    <meta:generator>LibreOffice/7.3.7.2$Linux_X86_64 LibreOffice_project/30$Build-2</meta:generator>
  </office:meta>
</office:document-meta>
</file>